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9272" officeooo:paragraph-rsid="00129272"/>
    </style:style>
    <style:style style:name="P2" style:family="paragraph" style:parent-style-name="Standard">
      <style:text-properties officeooo:rsid="0013a4a7" officeooo:paragraph-rsid="0013a4a7"/>
    </style:style>
    <style:style style:name="P3" style:family="paragraph" style:parent-style-name="Standard">
      <style:text-properties officeooo:rsid="00151ff0" officeooo:paragraph-rsid="00151ff0"/>
    </style:style>
    <style:style style:name="P4" style:family="paragraph" style:parent-style-name="Standard" style:list-style-name="L1">
      <style:text-properties officeooo:rsid="00151ff0" officeooo:paragraph-rsid="00151f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io de responsabilidad única: cada función tiene que hacer una sola cosa.</text:p>
      <text:p text:style-name="P1">Lo mismo para los archivos. </text:p>
      <text:p text:style-name="P1"/>
      <text:p text:style-name="P1">Esto llevado al extremo es la programación funcional. Lo que hace es acoplamiento funciones. </text:p>
      <text:p text:style-name="P1"/>
      <text:p text:style-name="P2">Si una función la queremos utilizar en otras funciones, la podemos sacar y ponerla en un archivo de “utilidades”.</text:p>
      <text:p text:style-name="P2"/>
      <text:p text:style-name="P3">Librerias con funciones:</text:p>
      <text:list xml:id="list6523659921694852138" text:style-name="L1">
        <text:list-item>
          <text:p text:style-name="P4">Lodash</text:p>
        </text:list-item>
        <text:list-item>
          <text:p text:style-name="P4">underscore</text:p>
        </text:list-item>
        <text:list-item>
          <text:p text:style-name="P4">mo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3:10:37.313000000</meta:creation-date>
    <dc:date>2016-08-26T13:19:10.885324000</dc:date>
    <meta:editing-duration>PT6M35S</meta:editing-duration>
    <meta:editing-cycles>3</meta:editing-cycles>
    <meta:generator>LibreOffice/4.2.4.2$MacOSX_X86_64 LibreOffice_project/63150712c6d317d27ce2db16eb94c2f3d7b699f8</meta:generator>
    <meta:document-statistic meta:table-count="0" meta:image-count="0" meta:object-count="0" meta:page-count="1" meta:paragraph-count="8" meta:word-count="59" meta:character-count="362" meta:non-whitespace-character-count="312"/>
  </office:meta>
</office:document-meta>
</file>